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Courier 10 Pitch" svg:font-family="'Courier 10 Pitch'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Courier 10 Pitch" fo:font-size="11pt" style:font-size-asian="11pt" style:font-size-complex="11pt"/>
    </style:style>
    <style:style style:name="P2" style:family="paragraph" style:parent-style-name="Standard">
      <style:paragraph-properties fo:line-height="150%"/>
      <style:text-properties style:font-name="Courier 10 Pitch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L1">
      <style:paragraph-properties fo:line-height="150%"/>
      <style:text-properties style:font-name="Courier 10 Pitch" fo:font-size="11pt" style:font-size-asian="11pt" style:font-size-complex="11pt"/>
    </style:style>
    <style:style style:name="P4" style:family="paragraph" style:parent-style-name="Standard" style:list-style-name="L2">
      <style:paragraph-properties fo:line-height="150%"/>
      <style:text-properties style:font-name="Courier 10 Pitch" fo:font-size="11pt" style:font-size-asian="11pt" style:font-size-complex="11pt"/>
    </style:style>
    <style:style style:name="P5" style:family="paragraph" style:parent-style-name="Standard" style:list-style-name="L3">
      <style:paragraph-properties fo:line-height="150%"/>
      <style:text-properties style:font-name="Courier 10 Pitch" fo:font-size="11pt" style:font-size-asian="11pt" style:font-size-complex="11pt"/>
    </style:style>
    <style:style style:name="P6" style:family="paragraph" style:parent-style-name="Standard" style:list-style-name="L4">
      <style:paragraph-properties fo:line-height="150%"/>
      <style:text-properties style:font-name="Courier 10 Pitch" fo:font-size="11pt" style:font-size-asian="11pt" style:font-size-complex="11pt"/>
    </style:style>
    <style:style style:name="P7" style:family="paragraph" style:parent-style-name="Standard">
      <style:paragraph-properties fo:line-height="150%"/>
      <style:text-properties style:font-name="Courier 10 Pitch" fo:font-size="11pt" fo:font-style="normal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8" style:family="paragraph" style:parent-style-name="Standard">
      <style:paragraph-properties fo:line-height="150%"/>
      <style:text-properties style:font-name="Courier 10 Pitch" fo:font-size="11pt" style:font-name-asian="Times New Roman" style:font-size-asian="11pt" style:font-size-complex="11pt"/>
    </style:style>
    <style:style style:name="P9" style:family="paragraph" style:parent-style-name="Standard">
      <style:paragraph-properties fo:line-height="150%"/>
      <style:text-properties fo:color="#000000" style:font-name="Courier 10 Pitch" fo:font-size="11pt" style:font-size-asian="11pt" style:font-name-complex="DejaVu Serif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font-name-complex="DejaVu Serif"/>
    </style:style>
    <style:style style:name="T3" style:family="text">
      <style:text-properties fo:color="#000000" style:font-name-asian="DejaVu Serif" style:font-name-complex="DejaVu Serif"/>
    </style:style>
    <style:style style:name="T4" style:family="text">
      <style:text-properties fo:color="#000000" fo:language="sv" fo:country="SE" style:font-name-complex="DejaVu Serif"/>
    </style:style>
    <style:style style:name="T5" style:family="text">
      <style:text-properties fo:color="#000000" fo:language="fr" fo:country="FR" style:font-name-complex="DejaVu Serif"/>
    </style:style>
    <style:style style:name="T6" style:family="text">
      <style:text-properties fo:color="#000000" fo:background-color="#ffff00" style:font-name-complex="DejaVu Serif" loext:char-shading-value="0"/>
    </style:style>
    <style:style style:name="T7" style:family="text">
      <style:text-properties fo:color="#000000" style:font-name-complex="Courier New"/>
    </style:style>
    <style:style style:name="T8" style:family="text">
      <style:text-properties style:font-name-asian="DejaVu Serif"/>
    </style:style>
    <style:style style:name="T9" style:family="text">
      <style:text-properties fo:background-color="#ffff00" loext:char-shading-value="0"/>
    </style:style>
    <style:style style:name="T10" style:family="text">
      <style:text-properties style:font-name-asian="Times New Roman"/>
    </style:style>
    <style:style style:name="T11" style:family="text">
      <style:text-properties style:font-name-asian="Times New Roman" style:font-name-complex="Times New Roman"/>
    </style:style>
    <style:style style:name="T12" style:family="text">
      <style:text-properties style:font-name-complex="DejaVu Serif"/>
    </style:style>
    <style:style style:name="T13" style:family="text">
      <style:text-properties style:font-name-complex="Times New Roman"/>
    </style:style>
    <style:style style:name="T14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atypes</text:p>
      <text:p text:style-name="P1"/>
      <text:p text:style-name="P1">1. Can we initialize Enum members at run time? If so how?</text:p>
      <text:p text:style-name="P1">2. Declaration &amp; definition?</text:p>
      <text:p text:style-name="P1">3. Scope of the variables if it is local ,global &amp; static?</text:p>
      <text:p text:style-name="P1">a. int main() <text:s text:c="18"/>b. int main()</text:p>
      <text:p text:style-name="P1"><text:s text:c="2"/>{ <text:s text:c="31"/>{</text:p>
      <text:p text:style-name="P1"><text:tab/>int a =10; <text:s text:c="22"/>printf(“%d\n”,a)</text:p>
      <text:p text:style-name="P1"><text:tab/>printf(“%d\n”,a); <text:s text:c="12"/>}</text:p>
      <text:p text:style-name="P1"><text:tab/>int a =10;<text:tab/><text:tab/> <text:s text:c="5"/><text:tab/> <text:s text:c="3"/>int a;</text:p>
      <text:p text:style-name="P1"><text:tab/>printf(“%d\n”,a);</text:p>
      <text:p text:style-name="P1">}</text:p>
      <text:p text:style-name="P1">c.int a; <text:s text:c="24"/>d. int a =10;</text:p>
      <text:p text:style-name="P1">int a=10; <text:s text:c="10"/><text:tab/><text:tab/><text:tab/> <text:s/>int a = 10;</text:p>
      <text:p text:style-name="P1">int a;<text:tab/><text:tab/> <text:s text:c="17"/>int main()</text:p>
      <text:p text:style-name="P1">int main() <text:s text:c="22"/>{</text:p>
      <text:p text:style-name="P1">{<text:tab/><text:tab/><text:tab/><text:tab/><text:tab/> <text:s text:c="10"/>printf(“%d\n”, a);</text:p>
      <text:p text:style-name="P1"><text:s text:c="5"/>printf(“%d\n”, a);<text:tab/><text:tab/> }</text:p>
      <text:p text:style-name="P1">}</text:p>
      <text:p text:style-name="P1">4. <text:span text:style-name="T7">What is the output of the following program? Justify your answer.</text:span></text:p>
      <text:p text:style-name="P1"><text:tab/>#include&lt;stdio.h&gt;</text:p>
      <text:p text:style-name="P1"><text:tab/>int main()<text:tab/></text:p>
      <text:p text:style-name="P1"><text:tab/>{</text:p>
      <text:p text:style-name="P1"><text:s text:c="8"/>int (*a[5])();</text:p>
      <text:p text:style-name="P1"><text:s text:c="8"/>int i;</text:p>
      <text:p text:style-name="P1"><text:s text:c="8"/>static int j=4;</text:p>
      <text:p text:style-name="P1"><text:s text:c="8"/>static int k=0;</text:p>
      <text:p text:style-name="P1"><text:s text:c="8"/>for(i=0;i&lt;5;i++)</text:p>
      <text:p text:style-name="P1"><text:s text:c="16"/>a[i]=main;</text:p>
      <text:p text:style-name="P1"><text:s text:c="8"/>while(j)</text:p>
      <text:p text:style-name="P1"><text:s text:c="8"/>{</text:p>
      <text:p text:style-name="P1"><text:s text:c="16"/>a[j--]();</text:p>
      <text:p text:style-name="P1"><text:s text:c="8"/>}</text:p>
      <text:p text:style-name="P1"><text:s text:c="8"/>k++;</text:p>
      <text:p text:style-name="P1"><text:s text:c="8"/>printf("%d",k);<text:tab/></text:p>
      <text:p text:style-name="P1"><text:tab/>}</text:p>
      <text:p text:style-name="P1"><text:span text:style-name="T14">5</text:span><text:span text:style-name="T14">. Write a program to accept a float value and invert its sign without using arithmetic operators.</text:span></text:p>
      <text:p text:style-name="P1"><text:soft-page-break/></text:p>
      <text:p text:style-name="P1">6. What is the output of the following code? Justify your answer.</text:p>
      <text:p text:style-name="P1">#include&lt;stdio.h&gt;</text:p>
      <text:p text:style-name="P1">int main()</text:p>
      <text:p text:style-name="P1">{</text:p>
      <text:p text:style-name="P1"><text:s text:c="8"/>char *ptr="Hello"</text:p>
      <text:p text:style-name="P1"><text:s text:c="22"/>"'\0'"</text:p>
      <text:p text:style-name="P1"><text:s text:c="25"/>"world";</text:p>
      <text:p text:style-name="P1"/>
      <text:p text:style-name="P1"><text:s text:c="8"/>printf("%s",ptr);</text:p>
      <text:p text:style-name="P1">}</text:p>
      <text:p text:style-name="P1"/>
      <text:p text:style-name="P1">7. #include&lt;stdio.h&gt;</text:p>
      <text:p text:style-name="P1">int add(int x, int y)</text:p>
      <text:p text:style-name="P1">{</text:p>
      <text:p text:style-name="P1"><text:s text:c="8"/>return (x+y);</text:p>
      <text:p text:style-name="P1">}</text:p>
      <text:p text:style-name="P1">int subtract(int x, int y)</text:p>
      <text:p text:style-name="P1">{</text:p>
      <text:p text:style-name="P1"><text:s text:c="8"/>return(x-y);</text:p>
      <text:p text:style-name="P1">}</text:p>
      <text:p text:style-name="P1">int multiply(int x, int y)</text:p>
      <text:p text:style-name="P1">{</text:p>
      <text:p text:style-name="P1"><text:s text:c="8"/>return(x*y);</text:p>
      <text:p text:style-name="P1">}</text:p>
      <text:p text:style-name="P1">int main()</text:p>
      <text:p text:style-name="P1">{</text:p>
      <text:p text:style-name="P1"><text:s text:c="8"/>int (*fnarry[3])(int,int)={add,subtract,multiply};</text:p>
      <text:p text:style-name="P1"><text:s text:c="8"/>int i=0;</text:p>
      <text:p text:style-name="P1"><text:s text:c="8"/>printf("\n%d\n",(fnarry[i+1]+1)(5,6));</text:p>
      <text:p text:style-name="P1"><text:tab/>}</text:p>
      <text:p text:style-name="P1"/>
      <text:p text:style-name="P1">8. <text:s/>What is the output of the following code? Justify your answer.</text:p>
      <text:p text:style-name="P1">#include &lt;stdio.h&gt;</text:p>
      <text:p text:style-name="P1">int main()</text:p>
      <text:p text:style-name="P1">{</text:p>
      <text:p text:style-name="P1"><text:s text:c="8"/>unsigned int ui=2;</text:p>
      <text:p text:style-name="P1"><text:s text:c="8"/>ui&lt;&lt;=ui&lt;&lt;=ui;</text:p>
      <text:p text:style-name="P1"><text:soft-page-break/><text:s text:c="8"/>printf("%u",ui);</text:p>
      <text:p text:style-name="P1">}</text:p>
      <text:p text:style-name="P1"/>
      <text:p text:style-name="P1">9. Explain the type difference between the variables declared as follows:</text:p>
      <text:p text:style-name="P1">int (**p)[10];</text:p>
      <text:p text:style-name="P1">int *(*q)[10];</text:p>
      <text:p text:style-name="P1"/>
      <text:p text:style-name="P1">10. What is the output of the following program? </text:p>
      <text:p text:style-name="P1">#include&lt;stdio.h&gt;</text:p>
      <text:p text:style-name="P1">int main()</text:p>
      <text:p text:style-name="P1">{</text:p>
      <text:p text:style-name="P1"><text:tab/>int i,j,k;</text:p>
      <text:p text:style-name="P1"><text:s text:c="5"/>for(i=0;i&lt;3;i++)</text:p>
      <text:p text:style-name="P1"><text:s text:c="5"/>{</text:p>
      <text:p text:style-name="P1"><text:s text:c="5"/><text:tab/><text:tab/>for(j=0;j&lt;3;j++)</text:p>
      <text:p text:style-name="P1"><text:s text:c="11"/>{</text:p>
      <text:p text:style-name="P1"><text:s text:c="15"/>if(i&gt;0)</text:p>
      <text:p text:style-name="P1"><text:s text:c="19"/>continue;</text:p>
      <text:p text:style-name="P1"><text:s text:c="15"/>for(k=0;k&lt;3;k++)</text:p>
      <text:p text:style-name="P1"><text:s text:c="19"/>if(j&lt;1)</text:p>
      <text:p text:style-name="P1"><text:s text:c="22"/>printf("Hi ");</text:p>
      <text:p text:style-name="P1"><text:s text:c="12"/>}</text:p>
      <text:p text:style-name="P1"><text:s text:c="12"/>printf("Hi ");</text:p>
      <text:p text:style-name="P1"><text:s text:c="6"/>}</text:p>
      <text:p text:style-name="P1"><text:tab/>}</text:p>
      <text:p text:style-name="P1">11. What is the output of the following program? .</text:p>
      <text:p text:style-name="P1">#include&lt;stdio.h&gt;</text:p>
      <text:p text:style-name="P1">int main()</text:p>
      <text:p text:style-name="P1">{</text:p>
      <text:p text:style-name="P1"><text:s/><text:tab/>int a=-1,b=2,c=0;</text:p>
      <text:p text:style-name="P1"><text:s text:c="5"/>b&lt;&lt;=b&amp;&amp;a&lt;c;</text:p>
      <text:p text:style-name="P1"><text:s text:c="5"/>printf("%d",b);</text:p>
      <text:p text:style-name="P1"><text:tab/>}</text:p>
      <text:p text:style-name="P1">12. Find the bugs in the program</text:p>
      <text:list xml:id="list20693171222" text:style-name="L1">
        <text:list-item>
          <text:list>
            <text:list-item>
              <text:list>
                <text:list-header>
                  <text:p text:style-name="P3">int main()</text:p>
                  <text:p text:style-name="P3">{</text:p>
                  <text:p text:style-name="P3"><text:s/><text:tab/>char c = 0xCF; </text:p>
                  <text:p text:style-name="P3"><text:soft-page-break/><text:s text:c="6"/>if (c == 0xCF) </text:p>
                  <text:p text:style-name="P3"><text:s text:c="9"/>printf("Yes\n"); </text:p>
                  <text:p text:style-name="P3"><text:s text:c="6"/>else </text:p>
                  <text:p text:style-name="P3"><text:s text:c="9"/>printf("No\n"; </text:p>
                  <text:p text:style-name="P3"><text:s/>} </text:p>
                </text:list-header>
              </text:list>
            </text:list-item>
          </text:list>
        </text:list-item>
      </text:list>
      <text:p text:style-name="P1">13. Give additional precedance to the below expression and make the answer as 11 12.0 – 3.0 / 2.0 * 2.0 – 1.0</text:p>
      <text:p text:style-name="P1">14. Find the Output ? <text:s text:c="136"/></text:p>
      <text:list xml:id="list419833091" text:continue-numbering="true" text:style-name="L1">
        <text:list-item>
          <text:list>
            <text:list-header>
              <text:p text:style-name="P3">Int main() {</text:p>
              <text:list>
                <text:list-item>
                  <text:list>
                    <text:list-header>
                      <text:p text:style-name="P3">char *str = “Hello World”;</text:p>
                      <text:p text:style-name="P3">str[0] = 'h';</text:p>
                      <text:p text:style-name="P3">printf(“%s”, str);</text:p>
                    </text:list-header>
                  </text:list>
                </text:list-item>
              </text:list>
            </text:list-header>
          </text:list>
        </text:list-item>
      </text:list>
      <text:p text:style-name="P1">} <text:s text:c="2"/></text:p>
      <text:p text:style-name="P1"/>
      <text:p text:style-name="P1">15. Where typedef will be stored/ resolved.</text:p>
      <text:p text:style-name="P1">16. <text:span text:style-name="T2">Scopes and lifetime.</text:span></text:p>
      <text:p text:style-name="P1">17. Find the Output ?</text:p>
      <text:list xml:id="list640565377" text:continue-numbering="true" text:style-name="L1">
        <text:list-item>
          <text:list>
            <text:list-item>
              <text:list>
                <text:list-header>
                  <text:p text:style-name="P3">int main() {</text:p>
                  <text:list text:continue-numbering="true">
                    <text:list-header>
                      <text:p text:style-name="P3">int i <text:s/>= 2;</text:p>
                      <text:p text:style-name="P3">for (i = 0; i &lt;= 3;i++) {</text:p>
                      <text:list>
                        <text:list-header>
                          <text:p text:style-name="P3">static int i;</text:p>
                          <text:p text:style-name="P3">i = i + 8;</text:p>
                          <text:p text:style-name="P3">}</text:p>
                          <text:p text:style-name="P3">printf(“%d”, i);</text:p>
                        </text:list-header>
                      </text:list>
                    </text:list-header>
                  </text:list>
                </text:list-header>
              </text:list>
            </text:list-item>
          </text:list>
        </text:list-item>
      </text:list>
      <text:p text:style-name="P1">}</text:p>
      <text:p text:style-name="P1">18. Find the Output ?</text:p>
      <text:list xml:id="list1769274760" text:continue-numbering="true" text:style-name="L1">
        <text:list-item>
          <text:list>
            <text:list-item>
              <text:list>
                <text:list-header>
                  <text:p text:style-name="P3">Int main() {</text:p>
                  <text:list text:continue-numbering="true">
                    <text:list-header>
                      <text:p text:style-name="P3">char i;</text:p>
                      <text:p text:style-name="P3">for (i = 120; i &lt;= 128; i++) {</text:p>
                      <text:list>
                        <text:list-header>
                          <text:p text:style-name="P3">printf(“%d\n”, i);</text:p>
                          <text:p text:style-name="P3">}</text:p>
                        </text:list-header>
                      </text:list>
                    </text:list-header>
                  </text:list>
                </text:list-header>
              </text:list>
            </text:list-item>
          </text:list>
        </text:list-item>
      </text:list>
      <text:p text:style-name="P1">} </text:p>
      <text:p text:style-name="P1">19. <text:span text:style-name="T2">#include &lt;stdio.h&gt;</text:span></text:p>
      <text:p text:style-name="P1">enum {false,true};</text:p>
      <text:p text:style-name="P1">int main()</text:p>
      <text:p text:style-name="P1">{</text:p>
      <text:p text:style-name="P1">int i=1;</text:p>
      <text:p text:style-name="P1">do</text:p>
      <text:p text:style-name="P1"><text:soft-page-break/><text:span text:style-name="T3"><text:s text:c="5"/></text:span><text:span text:style-name="T2">{</text:span></text:p>
      <text:p text:style-name="P1">printf("%d\n",i);</text:p>
      <text:p text:style-name="P1">i++;</text:p>
      <text:p text:style-name="P1">if(i &lt; 15)</text:p>
      <text:p text:style-name="P1">continue;</text:p>
      <text:p text:style-name="P1"><text:span text:style-name="T3"><text:s text:c="6"/></text:span><text:span text:style-name="T2">}<text:tab/>while(false);</text:span></text:p>
      <text:p text:style-name="P1">return 0;</text:p>
      <text:p text:style-name="P1"><text:span text:style-name="T3"><text:s text:c="6"/></text:span><text:span text:style-name="T2">}</text:span></text:p>
      <text:p text:style-name="P1"/>
      <text:p text:style-name="P1">a) prints 1 to 15<text:tab/><text:tab/><text:tab/>b) 1</text:p>
      <text:p text:style-name="P1">c) Run Time error<text:tab/><text:tab/> <text:s text:c="5"/>d) 0</text:p>
      <text:p text:style-name="P1"/>
      <text:p text:style-name="P1">20.<text:span text:style-name="T2">What is the output</text:span></text:p>
      <text:p text:style-name="P1">#include &lt;stdio.h&gt;</text:p>
      <text:p text:style-name="P1">int main()</text:p>
      <text:p text:style-name="P1">{</text:p>
      <text:p text:style-name="P1">int i=43, b = 0;</text:p>
      <text:p text:style-name="P1">printf("%d\n",printf("%d",printf("%d",i)));</text:p>
      <text:p text:style-name="P1">return 0;</text:p>
      <text:p text:style-name="P1"><text:span text:style-name="T3"><text:s text:c="3"/></text:span><text:span text:style-name="T2">}</text:span></text:p>
      <text:p text:style-name="P1">a) 4321<text:tab/><text:tab/><text:tab/><text:tab/>b) 1234 </text:p>
      <text:p text:style-name="P1">c) Error<text:tab/><text:tab/><text:tab/><text:tab/>d) None</text:p>
      <text:p text:style-name="P1"/>
      <text:p text:style-name="P1">21. What is the output:</text:p>
      <text:p text:style-name="P1"><text:span text:style-name="T8"><text:s text:c="5"/></text:span><text:s/>int main(void)</text:p>
      <text:p text:style-name="P1"><text:span text:style-name="T8"><text:s text:c="6"/></text:span>{ </text:p>
      <text:p text:style-name="P1"><text:span text:style-name="T8"><text:s text:c="5"/></text:span>int k = 100 ; </text:p>
      <text:p text:style-name="P1"><text:span text:style-name="T8"><text:s text:c="5"/></text:span>const int *p =&amp;k ; </text:p>
      <text:p text:style-name="P1"><text:span text:style-name="T8"><text:s text:c="5"/></text:span>*p = 200 ; </text:p>
      <text:p text:style-name="P1"><text:span text:style-name="T8"><text:s text:c="5"/></text:span>printf(“\n %d”, k );</text:p>
      <text:p text:style-name="P1"><text:span text:style-name="T8"><text:s text:c="6"/></text:span>}</text:p>
      <text:p text:style-name="P1"><text:tab/>a) Compiler Error<text:tab/><text:tab/>b) 100<text:tab/> <text:s text:c="3"/><text:tab/></text:p>
      <text:list xml:id="list16957965101" text:style-name="L2">
        <text:list-item>
          <text:p text:style-name="P4">200<text:tab/><text:tab/><text:tab/><text:tab/>d) 0</text:p>
        </text:list-item>
      </text:list>
      <text:p text:style-name="P1">22. The output of the following is</text:p>
      <text:p text:style-name="P1"><text:span text:style-name="T8"><text:s text:c="6"/></text:span><text:span text:style-name="T8">i</text:span>nt main(void)</text:p>
      <text:p text:style-name="P1"><text:tab/>{ </text:p>
      <text:p text:style-name="P1"><text:span text:style-name="T8"><text:s text:c="4"/></text:span><text:tab/> <text:s text:c="4"/>int i=5, j=5; </text:p>
      <text:p text:style-name="P1"><text:span text:style-name="T8"><text:s text:c="5"/></text:span>while(j-- &gt; 3){</text:p>
      <text:p text:style-name="P1"><text:soft-page-break/><text:tab/>static int i=10; <text:s/></text:p>
      <text:p text:style-name="P1"><text:tab/>printf("%d ",i++); </text:p>
      <text:p text:style-name="P1"><text:tab/>}</text:p>
      <text:p text:style-name="P1"><text:tab/><text:tab/>printf("%d",i); </text:p>
      <text:p text:style-name="P1"><text:span text:style-name="T8"><text:s text:c="6"/></text:span>}</text:p>
      <text:p text:style-name="P1">a) 5 6 7 8<text:tab/><text:tab/><text:tab/><text:tab/>b) 10 11 12 5</text:p>
      <text:p text:style-name="P1">c) 10 11 5<text:tab/><text:tab/><text:tab/><text:tab/>d) None of these</text:p>
      <text:p text:style-name="P1"/>
      <text:p text:style-name="P1">23. <text:span text:style-name="T12">What is the output</text:span></text:p>
      <text:p text:style-name="P1"><text:tab/>#include&lt;stdio.h&gt;</text:p>
      <text:p text:style-name="P1"><text:tab/>int main()</text:p>
      <text:p text:style-name="P1"><text:s text:c="2"/>{</text:p>
      <text:p text:style-name="P1"><text:tab/><text:tab/>int a= 1;</text:p>
      <text:p text:style-name="P1"><text:tab/><text:tab/>switch(a)</text:p>
      <text:p text:style-name="P1"><text:tab/><text:tab/>{</text:p>
      <text:p text:style-name="P1"><text:tab/><text:tab/>case '1':</text:p>
      <text:p text:style-name="P1"><text:tab/><text:tab/><text:tab/>printf("ONE\n");</text:p>
      <text:p text:style-name="P1"><text:tab/><text:tab/><text:tab/>break;</text:p>
      <text:p text:style-name="P1"><text:tab/><text:tab/>case '2':</text:p>
      <text:p text:style-name="P1"><text:tab/><text:tab/><text:tab/>printf("TWO\n");</text:p>
      <text:p text:style-name="P1"><text:tab/><text:tab/><text:tab/>break;</text:p>
      <text:p text:style-name="P1"><text:tab/><text:tab/>case '3':</text:p>
      <text:p text:style-name="P1"><text:tab/><text:tab/><text:tab/>printf("THREE\n");</text:p>
      <text:p text:style-name="P1"><text:tab/><text:tab/><text:tab/>break;</text:p>
      <text:p text:style-name="P1"><text:tab/><text:tab/>default:</text:p>
      <text:p text:style-name="P1"><text:tab/><text:tab/><text:tab/>printf("NONE\n");</text:p>
      <text:p text:style-name="P1"><text:tab/><text:tab/>}</text:p>
      <text:p text:style-name="P1"><text:tab/><text:tab/>return 0;</text:p>
      <text:p text:style-name="P1"><text:tab/>}</text:p>
      <text:p text:style-name="P1"/>
      <text:p text:style-name="P1">a) prints ONE<text:tab/><text:tab/><text:tab/>b) prints TWO</text:p>
      <text:p text:style-name="P1">c) prints NONE<text:tab/><text:tab/><text:tab/>d) prints nothing</text:p>
      <text:p text:style-name="P1"/>
      <text:p text:style-name="P1">23. <text:span text:style-name="T12">What is the output</text:span></text:p>
      <text:p text:style-name="P1"><text:tab/>#include&lt;stdio.h&gt;</text:p>
      <text:p text:style-name="P1"><text:tab/>int main()</text:p>
      <text:p text:style-name="P1"><text:tab/>{</text:p>
      <text:p text:style-name="P1"><text:tab/><text:tab/>int a=1;</text:p>
      <text:p text:style-name="P1"><text:soft-page-break/><text:tab/><text:tab/>switch(a)</text:p>
      <text:p text:style-name="P1"><text:tab/><text:tab/>{ </text:p>
      <text:p text:style-name="P1"><text:tab/><text:tab/><text:tab/>int b=20;</text:p>
      <text:p text:style-name="P1"><text:tab/><text:tab/>case 1: </text:p>
      <text:p text:style-name="P1"><text:tab/><text:tab/><text:tab/>printf("b = %d\n",b);</text:p>
      <text:p text:style-name="P1"><text:tab/><text:tab/><text:tab/>break;</text:p>
      <text:p text:style-name="P1"><text:tab/><text:tab/>default:</text:p>
      <text:p text:style-name="P1"><text:tab/><text:tab/><text:tab/>printf("b = %d\n",b);</text:p>
      <text:p text:style-name="P1"><text:tab/><text:tab/><text:tab/>break;</text:p>
      <text:p text:style-name="P1"><text:tab/><text:tab/>}</text:p>
      <text:p text:style-name="P1"><text:tab/><text:tab/>return 0;</text:p>
      <text:p text:style-name="P1"><text:tab/>}</text:p>
      <text:p text:style-name="P1"/>
      <text:p text:style-name="P1">a) b = 20<text:tab/><text:tab/><text:tab/><text:tab/>b) b = 1</text:p>
      <text:p text:style-name="P1">c) Compile Time Error<text:tab/><text:tab/>d) b = Garbage Value</text:p>
      <text:p text:style-name="P1"/>
      <text:p text:style-name="P1">24. <text:span text:style-name="T12">What is the Output</text:span></text:p>
      <text:p text:style-name="P1"><text:tab/># include &lt;stdio.h&gt;</text:p>
      <text:p text:style-name="P1"><text:tab/>int main ( )</text:p>
      <text:p text:style-name="P1"><text:tab/>{</text:p>
      <text:p text:style-name="P1"><text:tab/><text:tab/>int x, y;</text:p>
      <text:p text:style-name="P1"><text:tab/><text:tab/>x = 3, 2, 1;</text:p>
      <text:p text:style-name="P1"><text:tab/><text:tab/>y = (3, 2, 1);</text:p>
      <text:p text:style-name="P1"><text:tab/><text:tab/>printf("%d %d\n", x, y);</text:p>
      <text:p text:style-name="P1"><text:tab/><text:tab/>return 0;</text:p>
      <text:p text:style-name="P1"><text:tab/>}</text:p>
      <text:p text:style-name="P1"/>
      <text:p text:style-name="P1"><text:span text:style-name="T2"><text:tab/>a) 3 1<text:tab/><text:tab/><text:tab/><text:tab/>b) Compiler Error</text:span><text:span text:style-name="T1"> </text:span></text:p>
      <text:p text:style-name="P1"><text:tab/>c) 1, 3<text:tab/><text:tab/><text:tab/><text:tab/>d) None of these</text:p>
      <text:p text:style-name="P1"/>
      <text:p text:style-name="P1"><text:span text:style-name="T2">25.</text:span><text:span text:style-name="T3"> </text:span><text:span text:style-name="T2">What is the Output</text:span></text:p>
      <text:p text:style-name="P1"><text:tab/>#include &lt;stdio.h&gt;</text:p>
      <text:p text:style-name="P1"><text:tab/>int main(void)</text:p>
      <text:p text:style-name="P1"><text:tab/>{</text:p>
      <text:p text:style-name="P1"><text:tab/><text:tab/>int i;</text:p>
      <text:p text:style-name="P1"><text:tab/><text:tab/>i = 10;</text:p>
      <text:p text:style-name="P1"><text:tab/><text:tab/>printf("sizeof(i++) is: %d\t",sizeof(++i));</text:p>
      <text:p text:style-name="P1"><text:span text:style-name="T2"><text:tab/><text:tab/>printf("i </text:span><text:span text:style-name="T4">: %d\n",i);</text:span></text:p>
      <text:p text:style-name="P1"><text:soft-page-break/><text:span text:style-name="T4"><text:tab/><text:tab/></text:span><text:span text:style-name="T2">return 0;</text:span></text:p>
      <text:p text:style-name="P1"><text:tab/>}</text:p>
      <text:p text:style-name="P1"/>
      <text:p text:style-name="P1"><text:span text:style-name="T3"><text:tab/> </text:span><text:span text:style-name="T2">a) 4 10 <text:s/><text:tab/><text:tab/><text:tab/><text:tab/>b) 4 11</text:span></text:p>
      <text:p text:style-name="P1"><text:tab/> c) 4 12<text:tab/><text:tab/><text:tab/><text:tab/>d) None</text:p>
      <text:p text:style-name="P1"/>
      <text:p text:style-name="P1">26. What is the output of this.</text:p>
      <text:p text:style-name="P1"><text:tab/>#include&lt;stdio.h&gt;</text:p>
      <text:p text:style-name="P1"><text:span text:style-name="T2"><text:tab/>int main(</text:span><text:span text:style-name="T2">void</text:span><text:span text:style-name="T2">)</text:span></text:p>
      <text:p text:style-name="P1"><text:tab/>{</text:p>
      <text:p text:style-name="P1"><text:tab/><text:tab/>int x = 0, y = 1, z = 0;</text:p>
      <text:p text:style-name="P1"><text:tab/><text:tab/>z = x &amp;&amp; ++y;</text:p>
      <text:p text:style-name="P1"><text:span text:style-name="T2"><text:tab/><text:tab/>printf("%d, %d, %d\n", </text:span><text:span text:style-name="T5">x, y, z);</text:span></text:p>
      <text:p text:style-name="P1"><text:span text:style-name="T5"><text:tab/><text:tab/></text:span><text:span text:style-name="T2">return 0;</text:span></text:p>
      <text:p text:style-name="P1"><text:tab/>}</text:p>
      <text:p text:style-name="P1"><text:line-break/><text:tab/>a) 0, 1, 1 <text:tab/><text:tab/><text:tab/><text:tab/>b) 0, 0, 0</text:p>
      <text:p text:style-name="P1"><text:tab/> <text:s text:c="2"/>c) 0, 1, 0 <text:tab/><text:tab/><text:tab/><text:tab/> <text:s text:c="2"/>d) None</text:p>
      <text:p text:style-name="P1"/>
      <text:p text:style-name="P9">27. If char=1, int=4, and float=4 bytes size, What will be the output <text:tab/>of the program ?</text:p>
      <text:p text:style-name="P1"><text:tab/>#include&lt;stdio.h&gt;</text:p>
      <text:p text:style-name="P1"><text:tab/>int main()</text:p>
      <text:p text:style-name="P1"><text:tab/>{</text:p>
      <text:p text:style-name="P1"><text:tab/><text:tab/>char ch = 'A';</text:p>
      <text:p text:style-name="P1"><text:tab/><text:tab/>printf("%d, %d, %d", sizeof(ch), sizeof('A'), <text:tab/><text:tab/><text:tab/><text:tab/><text:tab/>sizeof(3.14f));</text:p>
      <text:p text:style-name="P1"><text:tab/><text:tab/>return 0;</text:p>
      <text:p text:style-name="P1"><text:tab/>}</text:p>
      <text:p text:style-name="P1"><text:span text:style-name="T3"><text:tab/> </text:span><text:span text:style-name="T2">a) 1, 2, 4 <text:tab/><text:tab/><text:tab/><text:tab/>b) 1, 4, 4</text:span></text:p>
      <text:p text:style-name="P1"><text:span text:style-name="T8"><text:tab/> </text:span>c) 2, 2, 4 <text:tab/><text:tab/><text:tab/><text:tab/>d) 2, 4, 8</text:p>
      <text:p text:style-name="P1"/>
      <text:p text:style-name="P1">28. The output of the following is </text:p>
      <text:p text:style-name="P1"><text:tab/>int main( )</text:p>
      <text:p text:style-name="P1"><text:span text:style-name="T8"><text:s text:c="5"/></text:span>{</text:p>
      <text:p text:style-name="P1"><text:tab/><text:tab/>int a=0xf, b=0xa;</text:p>
      <text:p text:style-name="P1"/>
      <text:p text:style-name="P1"><text:tab/><text:tab/>a=a^b;</text:p>
      <text:p text:style-name="P1"><text:soft-page-break/><text:tab/><text:tab/>b=a^b;</text:p>
      <text:p text:style-name="P1"><text:span text:style-name="T8"><text:s text:c="2"/></text:span><text:tab/><text:tab/>a=a^b;</text:p>
      <text:p text:style-name="P1"><text:tab/><text:tab/>printf(“ %d %d “, a, b);</text:p>
      <text:p text:style-name="P1"><text:tab/><text:tab/>return 0;<text:line-break/> <text:s text:c="5"/>}</text:p>
      <text:p text:style-name="P1">a) 10 15<text:tab/><text:tab/> <text:s text:c="2"/><text:tab/><text:tab/>b) 15 10 <text:s/><text:tab/><text:tab/></text:p>
      <text:p text:style-name="P1">c) 10 10 <text:tab/><text:tab/><text:tab/><text:tab/>d) 15 15</text:p>
      <text:p text:style-name="P1"/>
      <text:p text:style-name="P1">29. What is void, where used.</text:p>
      <text:p text:style-name="P1">30. why typecasting at malloc.</text:p>
      <text:p text:style-name="P1">31. Add 2 numbers without using + and bitwise op's. Ans.(a - (-b))</text:p>
      <text:p text:style-name="P1">32. What is sizeof() operator ? Explain how to implement?</text:p>
      <text:p text:style-name="P1"><text:span text:style-name="T13">33. </text:span>What is the output </text:p>
      <text:p text:style-name="P1"><text:s text:c="3"/>int main( )</text:p>
      <text:p text:style-name="P1"><text:tab/>{</text:p>
      <text:p text:style-name="P1"><text:tab/>int x=0, y = -1;</text:p>
      <text:p text:style-name="P1"><text:tab/>(x&gt;y) ? y=1 : x=0;</text:p>
      <text:p text:style-name="P1"><text:tab/>printf(“%d %d”, x, y);</text:p>
      <text:p text:style-name="P1"><text:tab/>return 0;</text:p>
      <text:p text:style-name="P1"><text:tab/>}</text:p>
      <text:p text:style-name="P1"><text:span text:style-name="T13"><text:tab/></text:span>a) 0 -1<text:tab/><text:tab/><text:tab/><text:tab/>b) 0 1</text:p>
      <text:p text:style-name="P1"><text:tab/>c) 1 0<text:tab/><text:tab/><text:tab/><text:tab/>d) Compiler Error</text:p>
      <text:p text:style-name="P1"/>
      <text:p text:style-name="P1">34. What is the output</text:p>
      <text:p text:style-name="P1"><text:tab/>#include&lt;stdio.h&gt; </text:p>
      <text:p text:style-name="P1"><text:tab/>int main() </text:p>
      <text:p text:style-name="P1"><text:tab/>{ </text:p>
      <text:p text:style-name="P1"><text:s text:c="5"/><text:tab/><text:tab/>int a=-1,b=2,c=0; </text:p>
      <text:p text:style-name="P1"><text:s text:c="8"/><text:tab/>b&lt;&lt;=b&amp;&amp;a&lt;c; </text:p>
      <text:p text:style-name="P1"><text:tab/><text:tab/>printf("%d",b); </text:p>
      <text:p text:style-name="P1"><text:tab/><text:tab/>return 0; </text:p>
      <text:p text:style-name="P1"><text:tab/>}</text:p>
      <text:p text:style-name="P1"/>
      <text:p text:style-name="P1">35. <text:span text:style-name="T12">What is the Output</text:span></text:p>
      <text:p text:style-name="P1"><text:tab/>#include &lt;stdio.h&gt;</text:p>
      <text:p text:style-name="P1"><text:tab/>#define SIZE 10</text:p>
      <text:p text:style-name="P1"><text:tab/>int main()</text:p>
      <text:p text:style-name="P1"><text:tab/>{<text:tab/></text:p>
      <text:p text:style-name="P1"><text:soft-page-break/><text:tab/>int x = 6, y = -5, z = 0;</text:p>
      <text:p text:style-name="P1"><text:tab/>if ( (++x &amp;&amp; ++y) || ++z)</text:p>
      <text:p text:style-name="P1"><text:tab/><text:tab/>;</text:p>
      <text:p text:style-name="P1"><text:tab/>printf (“%d %d %d\n”, x, y, z);</text:p>
      <text:p text:style-name="P1"><text:tab/>return 0;</text:p>
      <text:p text:style-name="P1"><text:tab/>}</text:p>
      <text:p text:style-name="P1"/>
      <text:p text:style-name="P1"><text:span text:style-name="T2">a) 7 -4 1<text:tab/><text:tab/><text:tab/><text:tab/>b) </text:span><text:span text:style-name="T6">7 -4 0</text:span></text:p>
      <text:p text:style-name="P1">c) 7 -5 1<text:tab/><text:tab/><text:tab/><text:tab/>d) 6 -5 0</text:p>
      <text:p text:style-name="P1"/>
      <text:p text:style-name="P1">36. What are storage class and what are advantages and disadvantages of external <text:s/>storage class?</text:p>
      <text:p text:style-name="P1">37. Differentiate between internal static and external static variable, with an example?</text:p>
      <text:p text:style-name="P1">38. Explain C memory <text:s/>layout with a diagram?</text:p>
      <text:p text:style-name="P1">39. How to convert float to binary ?</text:p>
      <text:p text:style-name="P1">40. What is the benefit of using an enum rather than a #defined constant? Explain with an example.</text:p>
      <text:p text:style-name="P1">41. What is the output of this.</text:p>
      <text:p text:style-name="P1">#include&lt;stdio.h&gt;</text:p>
      <text:p text:style-name="P1">int main()</text:p>
      <text:p text:style-name="P1">{</text:p>
      <text:p text:style-name="P1"><text:tab/>int x = 1, y = -1, z = 0;</text:p>
      <text:p text:style-name="P1"><text:tab/>z = x <text:s/>|| ++y;</text:p>
      <text:p text:style-name="P1"><text:span text:style-name="T2"><text:tab/>printf("%d, %d, %d\n", </text:span><text:span text:style-name="T5">x, y, z);</text:span></text:p>
      <text:p text:style-name="P1"><text:span text:style-name="T5"><text:tab/></text:span><text:span text:style-name="T2">return 0;</text:span></text:p>
      <text:p text:style-name="P1">}</text:p>
      <text:p text:style-name="P1"><text:tab/>a) 1, 0, 1 <text:tab/><text:tab/><text:tab/><text:tab/>b) 0, 0, 0</text:p>
      <text:list xml:id="list13599726341" text:style-name="L3">
        <text:list-item>
          <text:list>
            <text:list-item>
              <text:list>
                <text:list-item>
                  <text:p text:style-name="P5"><text:span text:style-name="T9">1, -1, 1</text:span> <text:tab/><text:tab/><text:tab/><text:tab/>d) None</text:p>
                </text:list-item>
                <text:list-item>
                  <text:p text:style-name="P5"/>
                </text:list-item>
              </text:list>
            </text:list-item>
          </text:list>
        </text:list-item>
      </text:list>
      <text:p text:style-name="P1">42. What is the Output </text:p>
      <text:p text:style-name="P1"><text:tab/># include &lt;stdio.h&gt;</text:p>
      <text:p text:style-name="P1"><text:tab/>int main ()</text:p>
      <text:p text:style-name="P1"><text:tab/>{</text:p>
      <text:p text:style-name="P1"><text:tab/><text:tab/>int *ptr = 10;</text:p>
      <text:p text:style-name="P1"><text:tab/><text:tab/>int x = 15</text:p>
      <text:p text:style-name="P1"><text:tab/><text:tab/>printf("%d <text:s/>%d \n", ptr+x, x + ptr);</text:p>
      <text:p text:style-name="P1"><text:tab/><text:tab/>return 0;</text:p>
      <text:p text:style-name="P1"><text:soft-page-break/><text:tab/>}</text:p>
      <text:p text:style-name="P1"/>
      <text:p text:style-name="P1"><text:tab/> <text:s text:c="2"/>a) Runtime Error <text:s text:c="2"/><text:tab/><text:tab/><text:tab/>b) Compiler Error </text:p>
      <text:p text:style-name="P1"><text:tab/> <text:s text:c="2"/>c) <text:span text:style-name="T9">70 70 </text:span><text:tab/><text:tab/><text:tab/><text:tab/><text:tab/>d) None of the Above</text:p>
      <text:p text:style-name="P1"/>
      <text:p text:style-name="P1">43. <text:s/>const int a = 10; </text:p>
      <text:p text:style-name="P1"><text:tab/>int main ( ) </text:p>
      <text:p text:style-name="P1"><text:tab/>{ </text:p>
      <text:p text:style-name="P1"><text:s/><text:tab/><text:tab/>int *p = &amp;a; </text:p>
      <text:p text:style-name="P1"><text:tab/><text:tab/>*p = 5; </text:p>
      <text:p text:style-name="P1"><text:tab/><text:tab/>prf ( " %d", a); </text:p>
      <text:p text:style-name="P1"><text:tab/>}</text:p>
      <text:p text:style-name="P1"/>
      <text:p text:style-name="P1">44. What is the benefit of using const for declaring constants?</text:p>
      <text:p text:style-name="P1">Explain with example.</text:p>
      <text:p text:style-name="P1">45. Whether static can be used inside structure, justify.</text:p>
      <text:p text:style-name="P1">46. sizeof() is a operator or function or macro, justify. </text:p>
      <text:p text:style-name="P1"><text:s text:c="5"/>If its operator whether operator returs? </text:p>
      <text:p text:style-name="P1"><text:s text:c="8"/>// compile time operator.</text:p>
      <text:p text:style-name="P1">47. Can a variable be both const and volatile ? When should the volatile <text:tab/>modifier be used.</text:p>
      <text:p text:style-name="P1">48. When do you use register storage class specifier, explain with an <text:s text:c="45"/><text:tab/>example?</text:p>
      <text:p text:style-name="P1">49. What is the difference between switch and if-else-if ladder. How it <text:tab/>is i<text:span text:style-name="T2">nternally working ?</text:span></text:p>
      <text:p text:style-name="P9">50. Explain the difference between break and continue, with an example ?</text:p>
      <text:p text:style-name="P1">51. Explain the operators in c with precedence ?</text:p>
      <text:p text:style-name="P9">52. What is the difference between char const *p and const char *p ?</text:p>
      <text:p text:style-name="P1">53. What is typedef. How it is Different from #define ?</text:p>
      <text:p text:style-name="P9">54. Explain the importance of loops, with different scenarios.</text:p>
      <text:p text:style-name="P1">55. Explain the different variants of printf and scanf with prototype <text:s text:c="13"/><text:tab/>and examples.</text:p>
      <text:p text:style-name="P1">56. What is the Harm in using goto.</text:p>
      <text:p text:style-name="P9">57. Explain comma operator with example.</text:p>
      <text:p text:style-name="P1"><text:span text:style-name="T2">58. </text:span>int main(void) </text:p>
      <text:p text:style-name="P1"><text:tab/>{</text:p>
      <text:p text:style-name="P1"><text:tab/>unsigned char *c;</text:p>
      <text:p text:style-name="P1"><text:tab/>c = 'A';</text:p>
      <text:p text:style-name="P1"><text:soft-page-break/><text:tab/>while (c &gt;= 0)</text:p>
      <text:p text:style-name="P1"><text:tab/><text:tab/>printf("%d\n", (*c)++);</text:p>
      <text:p text:style-name="P1"><text:tab/>}</text:p>
      <text:p text:style-name="P1">What will be the output of above program?</text:p>
      <text:p text:style-name="P1">59. Why differentite between big endian and little endian?</text:p>
      <text:p text:style-name="P1">60. What are weak symbols, explain its advantages or disadvantages?</text:p>
      <text:p text:style-name="P1">61. <text:s/>Int main()</text:p>
      <text:p text:style-name="P1"><text:s text:c="5"/>{</text:p>
      <text:p text:style-name="P1"><text:s text:c="4"/><text:tab/><text:tab/>int a = 10;</text:p>
      <text:p text:style-name="P1"><text:tab/><text:tab/>func();</text:p>
      <text:p text:style-name="P1"><text:tab/><text:tab/>print(a) // a should print as 20</text:p>
      <text:p text:style-name="P1"><text:tab/>}</text:p>
      <text:p text:style-name="P1"><text:tab/>func()</text:p>
      <text:p text:style-name="P1"><text:tab/>{</text:p>
      <text:p text:style-name="P1"><text:tab/><text:tab/>Do Whatever//</text:p>
      <text:p text:style-name="P1"><text:tab/>}</text:p>
      <text:list xml:id="list10724870041" text:style-name="L4">
        <text:list-item>
          <text:list>
            <text:list-header>
              <text:p text:style-name="P6"/>
            </text:list-header>
          </text:list>
        </text:list-item>
      </text:list>
      <text:p text:style-name="P1">62. Implement sizeof() operator.</text:p>
      <text:p text:style-name="P1">63. What will be C value? </text:p>
      <text:p text:style-name="P1"><text:tab/>int n = 7; </text:p>
      <text:p text:style-name="P1"><text:tab/>while(n&gt;0) { </text:p>
      <text:p text:style-name="P1"><text:tab/> <text:s/>n = n &amp; (n-1) </text:p>
      <text:p text:style-name="P1"><text:tab/> <text:s/>c++; </text:p>
      <text:p text:style-name="P1"><text:tab/>}</text:p>
      <text:p text:style-name="P1">64. What is diffrence between Macro and Typedef</text:p>
      <text:p text:style-name="P1">65. What is garbage collection</text:p>
      <text:p text:style-name="P1">66. What is static and their scope as variable and function.</text:p>
      <text:p text:style-name="P1">67. Where static, auto and globals are stored.</text:p>
      <text:p text:style-name="P1">68. Write a program to swap two numbers.</text:p>
      <text:p text:style-name="P1">69. Why do we need static and global variable ?</text:p>
      <text:p text:style-name="P1">70. What is extern?</text:p>
      <text:p text:style-name="P1">71. Where are local variables stored ?what is the scope?</text:p>
      <text:p text:style-name="P1">72. What is the operation performed</text:p>
      <text:p text:style-name="P1"><text:tab/>int a = 10, b= 20; </text:p>
      <text:p text:style-name="P1"><text:tab/>a^=b^=a^=b^=a^=b^=a; </text:p>
      <text:p text:style-name="P1">Ans. Swapping two times .... </text:p>
      <text:p text:style-name="P1">73. What is the output?</text:p>
      <text:p text:style-name="P1"><text:tab/>main(void)</text:p>
      <text:p text:style-name="P1"><text:soft-page-break/><text:tab/>{ </text:p>
      <text:p text:style-name="P1"><text:tab/><text:tab/>int i ; </text:p>
      <text:p text:style-name="P1"><text:s text:c="7"/><text:tab/>for(i = 5; i &lt; 7; i++) { </text:p>
      <text:p text:style-name="P1"><text:s text:c="7"/><text:tab/><text:tab/>fun(); </text:p>
      <text:p text:style-name="P1"><text:s text:c="7"/><text:tab/>}<text:tab/> </text:p>
      <text:p text:style-name="P1"><text:s text:c="3"/><text:tab/>}<text:tab/> </text:p>
      <text:p text:style-name="P1"><text:s text:c="3"/><text:tab/>fun () { </text:p>
      <text:p text:style-name="P1"><text:s text:c="3"/><text:tab/><text:tab/>static int val = 0; </text:p>
      <text:p text:style-name="P1"><text:tab/> <text:s text:c="4"/>val++; </text:p>
      <text:p text:style-name="P1"><text:tab/> <text:s text:c="4"/>printf("%d\n", val); </text:p>
      <text:p text:style-name="P1"><text:s text:c="3"/><text:tab/>}</text:p>
      <text:p text:style-name="P1"/>
      <text:p text:style-name="P1">74. What is the output?</text:p>
      <text:p text:style-name="P1"><text:tab/>main(void)</text:p>
      <text:p text:style-name="P1"><text:s text:c="5"/>{ </text:p>
      <text:p text:style-name="P1"><text:s text:c="3"/><text:tab/><text:tab/>int val = 10 ; </text:p>
      <text:p text:style-name="P1"><text:tab/> <text:s text:c="3"/><text:tab/>fun(val++); </text:p>
      <text:p text:style-name="P1"><text:s text:c="4"/><text:tab/><text:tab/>printf("%d", val); </text:p>
      <text:p text:style-name="P1"><text:tab/>}<text:tab/> </text:p>
      <text:p text:style-name="P1"><text:tab/>fun( int i) { </text:p>
      <text:p text:style-name="P1"><text:s text:c="7"/></text:p>
      <text:p text:style-name="P1"><text:s text:c="4"/><text:tab/><text:tab/>printf("%d\n", --i); </text:p>
      <text:p text:style-name="P1"><text:tab/>}<text:tab/> </text:p>
      <text:p text:style-name="P1">75.</text:p>
      <text:p text:style-name="P1"><text:tab/>for( i = 0 ; i &lt; argc ; i++) { </text:p>
      <text:p text:style-name="P1"><text:s text:c="4"/><text:tab/><text:tab/>printf(" %s" , argv[i] ); </text:p>
      <text:p text:style-name="P1"><text:tab/>}<text:tab/> </text:p>
      <text:p text:style-name="P1"/>
      <text:p text:style-name="P1">what is output - if <text:s text:c="2"/>input is ./a.out * </text:p>
      <text:p text:style-name="P1">76. What is static fuction?</text:p>
      <text:p text:style-name="P1">77. What happens if a variable is static within the recursion ?</text:p>
      <text:p text:style-name="P1">78. What is constant? Why and Where is it used? <text:s/>Did u use volatile variable in your drivers? Which variable do u prefer(in particular task)?</text:p>
      <text:p text:style-name="P1">79. How to access a variable which is defined in one file from another file,not using extern(hint:by passing the variable in a function,and declaring in the header file)</text:p>
      <text:p text:style-name="P1"/>
      <text:p text:style-name="P1"><text:soft-page-break/>80. Swap 2 variables without using temporary variables.</text:p>
      <text:p text:style-name="P1">81. Int a; <text:s/>printf(“%u” , &amp;a) <text:s/>if it prints 67. Is it possible ? (He wants to ask whether the address of integer can be starts with odd address ?)</text:p>
      <text:p text:style-name="P1">82. How can you get the environment variables?</text:p>
      <text:p text:style-name="P1">83. what does ptr++ and *ptr++ will do?</text:p>
      <text:p text:style-name="P1">84. How you declare a constant variable?</text:p>
      <text:p text:style-name="P1">85. Explain pre increment and post increment.</text:p>
      <text:p text:style-name="P1">86. Diff between preincrement and post increment in case of pointers?</text:p>
      <text:p text:style-name="P1">87. What is the output?</text:p>
      <text:p text:style-name="P1">void fun(int p) </text:p>
      <text:p text:style-name="P1">{ </text:p>
      <text:p text:style-name="P1"><text:tab/>p=p+1; </text:p>
      <text:p text:style-name="P1"><text:tab/>return; </text:p>
      <text:p text:style-name="P1">} </text:p>
      <text:p text:style-name="P1">int main() </text:p>
      <text:p text:style-name="P1">{ </text:p>
      <text:p text:style-name="P1"><text:tab/>int p = 012 </text:p>
      <text:p text:style-name="P1"><text:tab/>fun(p); </text:p>
      <text:p text:style-name="P1"><text:tab/>printf("%d\n",p); </text:p>
      <text:p text:style-name="P1">} </text:p>
      <text:p text:style-name="P1"/>
      <text:p text:style-name="P1">88. What is the output?</text:p>
      <text:p text:style-name="P1">int main() </text:p>
      <text:p text:style-name="P1">{ </text:p>
      <text:p text:style-name="P1"><text:tab/>printf("%d\n", argv[argc]); </text:p>
      <text:p text:style-name="P1">} </text:p>
      <text:p text:style-name="P1">Answer : Compiler error. </text:p>
      <text:p text:style-name="P1">If we think argv and argc are declared than answer is 0. </text:p>
      <text:p text:style-name="P1"/>
      <text:p text:style-name="P1">89.</text:p>
      <text:p text:style-name="P1">int i; </text:p>
      <text:p text:style-name="P1">fun(int j) </text:p>
      <text:p text:style-name="P1">{ </text:p>
      <text:p text:style-name="P1"><text:tab/>int i=0; </text:p>
      <text:p text:style-name="P1"><text:tab/>i=i+j; </text:p>
      <text:p text:style-name="P1"><text:tab/>printf("%d ",i); </text:p>
      <text:p text:style-name="P1"><text:tab/>return; </text:p>
      <text:p text:style-name="P1"><text:soft-page-break/>} </text:p>
      <text:p text:style-name="P1">int main() </text:p>
      <text:p text:style-name="P1">{ </text:p>
      <text:p text:style-name="P1"><text:tab/>int j=10; </text:p>
      <text:p text:style-name="P1"><text:tab/>fun(j); </text:p>
      <text:p text:style-name="P1"><text:tab/>printf("%d %d\n",i,j); </text:p>
      <text:p text:style-name="P1">} </text:p>
      <text:p text:style-name="P1">Answer : 20 0 10 </text:p>
      <text:p text:style-name="P1">Example for scope of variables. </text:p>
      <text:p text:style-name="P1"/>
      <text:p text:style-name="P1">90. What is the output?</text:p>
      <text:p text:style-name="P1">extern int add(int,int); </text:p>
      <text:p text:style-name="P1">extern int i; </text:p>
      <text:p text:style-name="P1">int main() </text:p>
      <text:p text:style-name="P1">{ </text:p>
      <text:p text:style-name="P1"><text:tab/>printf("%d",add(100,200)); </text:p>
      <text:p text:style-name="P1">} </text:p>
      <text:p text:style-name="P1">int add(int a, int b) </text:p>
      <text:p text:style-name="P1">{ </text:p>
      <text:p text:style-name="P1"><text:tab/>int i; </text:p>
      <text:p text:style-name="P1"><text:tab/>i=a+b; </text:p>
      <text:p text:style-name="P1"><text:tab/>return(i); </text:p>
      <text:p text:style-name="P1">} </text:p>
      <text:p text:style-name="P1"/>
      <text:p text:style-name="P1">91.</text:p>
      <text:p text:style-name="P1">int main() </text:p>
      <text:p text:style-name="P1">{ </text:p>
      <text:p text:style-name="P1"><text:tab/>char c=126; </text:p>
      <text:p text:style-name="P1"><text:tab/>c++; </text:p>
      <text:p text:style-name="P1"><text:tab/>if (c=='a') </text:p>
      <text:p text:style-name="P1"><text:tab/><text:tab/>c--; </text:p>
      <text:p text:style-name="P1"><text:tab/>else </text:p>
      <text:p text:style-name="P1"><text:tab/><text:tab/>c++; </text:p>
      <text:p text:style-name="P1"><text:tab/>printf("%d\n", c); </text:p>
      <text:p text:style-name="P1">} </text:p>
      <text:p text:style-name="P1">Answer : -128</text:p>
      <text:p text:style-name="P1"/>
      <text:p text:style-name="P1"/>
      <text:p text:style-name="P1"><text:soft-page-break/>92.</text:p>
      <text:p text:style-name="P1">int main() </text:p>
      <text:p text:style-name="P1">{ </text:p>
      <text:p text:style-name="P1"><text:tab/>printf(""); </text:p>
      <text:p text:style-name="P1"><text:tab/>printf(); </text:p>
      <text:p text:style-name="P1"><text:tab/>printf("%d"); </text:p>
      <text:p text:style-name="P1">} </text:p>
      <text:p text:style-name="P1">Answer : b is invalid </text:p>
      <text:p text:style-name="P1">93. Explain Memory Layout of C Program?</text:p>
      <text:p text:style-name="P1">94. What is volatile?is it <text:s/>disadvantage as it turns off the optimization? <text:s/></text:p>
      <text:p text:style-name="P1">95. Diffenentiate between an internal static and external static variable?</text:p>
      <text:p text:style-name="P1">96. What are the advantages of auto variables?</text:p>
      <text:p text:style-name="P1">97. Which expression always return true? Which always return false?</text:p>
      <text:p text:style-name="P1">98. </text:p>
      <text:p text:style-name="P1">/* Output after compiling both the files, sony2a.c and sony2b.c */ </text:p>
      <text:p text:style-name="P1">/* sony2a.c */ </text:p>
      <text:p text:style-name="P1">#include<text:tab/>&lt;stdio.h&gt; </text:p>
      <text:p text:style-name="P1">extern int arr[25]; </text:p>
      <text:p text:style-name="P1">extern int fun(int *, int ); </text:p>
      <text:p text:style-name="P1">int main() </text:p>
      <text:p text:style-name="P1">{ </text:p>
      <text:p text:style-name="P1"><text:tab/>fun(arr, sizeof(arr)); </text:p>
      <text:p text:style-name="P1">} </text:p>
      <text:p text:style-name="P1"><text:s text:c="8"/></text:p>
      <text:p text:style-name="P1"><text:s text:c="9"/>/* sony2b.c */ </text:p>
      <text:p text:style-name="P1">*int arr[15]; </text:p>
      <text:p text:style-name="P1">int fun(int arr[], int len) </text:p>
      <text:p text:style-name="P1">{ </text:p>
      <text:p text:style-name="P1"><text:tab/>if(len &gt; 10) </text:p>
      <text:p text:style-name="P1"><text:tab/><text:tab/>printf("HELLO\n"); </text:p>
      <text:p text:style-name="P1">} </text:p>
      <text:p text:style-name="P1">99. What is the output?</text:p>
      <text:p text:style-name="P1">#include&lt;stdio.h&gt;<text:tab/> </text:p>
      <text:p text:style-name="P1">int i; </text:p>
      <text:p text:style-name="P1">int main (void)<text:tab/> </text:p>
      <text:p text:style-name="P1">{ </text:p>
      <text:p text:style-name="P1"><text:soft-page-break/><text:tab/>int j = 10; </text:p>
      <text:p text:style-name="P1"><text:tab/>fun(i,j); </text:p>
      <text:p text:style-name="P1"><text:tab/>printf ("%d %d\n", i,j); </text:p>
      <text:p text:style-name="P1">} </text:p>
      <text:p text:style-name="P1">fun(int i, int j) </text:p>
      <text:p text:style-name="P1">{ </text:p>
      <text:p text:style-name="P1"><text:tab/>i = j; </text:p>
      <text:p text:style-name="P1"><text:tab/>printf ("%d ",j); </text:p>
      <text:p text:style-name="P1">} </text:p>
      <text:p text:style-name="P1"/>
      <text:p text:style-name="P1">100. What is the output?</text:p>
      <text:p text:style-name="P1">#include <text:s text:c="6"/>&lt;stdio.h&gt; </text:p>
      <text:p text:style-name="P1">int main (void)<text:tab/> </text:p>
      <text:p text:style-name="P1">{ </text:p>
      <text:p text:style-name="P1"><text:tab/>char c = 126; </text:p>
      <text:p text:style-name="P1"><text:tab/>c++; </text:p>
      <text:p text:style-name="P1"><text:tab/>if(c == 'a') </text:p>
      <text:p text:style-name="P1"><text:tab/><text:tab/>c--; </text:p>
      <text:p text:style-name="P1"><text:tab/>else </text:p>
      <text:p text:style-name="P1"><text:tab/><text:tab/>c++; </text:p>
      <text:p text:style-name="P1"><text:tab/>printf("%d\n", c); </text:p>
      <text:p text:style-name="P1">} </text:p>
      <text:p text:style-name="P1">101. Below code is correct or not? </text:p>
      <text:p text:style-name="P1"/>
      <text:p text:style-name="P1"><text:tab/>Int main(void) { </text:p>
      <text:p text:style-name="P1"><text:tab/><text:tab/>printf(“%d”, main); </text:p>
      <text:p text:style-name="P1"><text:tab/>} </text:p>
      <text:p text:style-name="P1"/>
      <text:p text:style-name="P1">102. What is the output?</text:p>
      <text:p text:style-name="P1">#include&lt;stdio.h&gt; </text:p>
      <text:p text:style-name="P1">static int b=100; </text:p>
      <text:p text:style-name="P1">int main() </text:p>
      <text:p text:style-name="P1">{ </text:p>
      <text:p text:style-name="P1"><text:tab/>static int b=20; </text:p>
      <text:p text:style-name="P1"><text:tab/>int i=2,j=3,k; </text:p>
      <text:p text:style-name="P1"><text:tab/> </text:p>
      <text:p text:style-name="P1"><text:tab/>k= i*b;<text:tab/><text:tab/><text:tab/><text:tab/>/* want access global static b */ </text:p>
      <text:p text:style-name="P1"><text:tab/>printf("with global b K=%d\n",k); </text:p>
      <text:p text:style-name="P1"><text:soft-page-break/><text:tab/>k = j*b;<text:tab/><text:tab/><text:tab/>/* want access local static b */ </text:p>
      <text:p text:style-name="P1"><text:tab/>printf("with local b K=%d\n",k); </text:p>
      <text:p text:style-name="P1"><text:tab/>return 0; </text:p>
      <text:p text:style-name="P1">}</text:p>
      <text:p text:style-name="P1">103.</text:p>
      <text:p text:style-name="P1">int main() </text:p>
      <text:p text:style-name="P1">{ </text:p>
      <text:p text:style-name="P1"><text:tab/>func(); </text:p>
      <text:p text:style-name="P1"><text:tab/>return 0;</text:p>
      <text:p text:style-name="P1">} </text:p>
      <text:p text:style-name="P1">void func() </text:p>
      <text:p text:style-name="P1">{ </text:p>
      <text:p text:style-name="P1"><text:tab/>int i; </text:p>
      <text:p text:style-name="P1"><text:tab/>for(i=0;i&lt;5;i++){ </text:p>
      <text:p text:style-name="P1"><text:tab/><text:tab/>printf("i=%d\n",i); </text:p>
      <text:p text:style-name="P1"><text:tab/><text:tab/>func();</text:p>
      <text:p text:style-name="P1"><text:tab/>} </text:p>
      <text:p text:style-name="P1">} </text:p>
      <text:p text:style-name="P1">is there any problem with code?if YES.what is it?how do u fix it? </text:p>
      <text:p text:style-name="P1"/>
      <text:p text:style-name="P1">104.</text:p>
      <text:p text:style-name="P1">#include<text:tab/>&lt;stdio.h&gt; </text:p>
      <text:p text:style-name="P1">int main() </text:p>
      <text:p text:style-name="P1">{ </text:p>
      <text:p text:style-name="P1"><text:tab/>int i = 012; </text:p>
      <text:p text:style-name="P1"><text:tab/>fun(i); </text:p>
      <text:p text:style-name="P1"><text:tab/>printf("%d\n", i); </text:p>
      <text:p text:style-name="P1">} </text:p>
      <text:p text:style-name="P1">fun(int i) </text:p>
      <text:p text:style-name="P1">{ </text:p>
      <text:p text:style-name="P1"><text:tab/>i += 1; </text:p>
      <text:p text:style-name="P1">}</text:p>
      <text:p text:style-name="P1"/>
      <text:p text:style-name="P1">105. What is the size of int or Integer pointer. On what basis does it depend . If it is machine dependent, why is it so ?</text:p>
      <text:p text:style-name="P1">106. A code snippet to test your knowledge of Comma Operator.</text:p>
      <text:p text:style-name="P1">107. What is static memory allocation and dynamic memory allocation?</text:p>
      <text:p text:style-name="P1">108. Write the equivalent expression for x%8?</text:p>
      <text:p text:style-name="P1"><text:soft-page-break/>109. Why n++ executes faster than n+1?</text:p>
      <text:p text:style-name="P1">110. What is a modulus operator? What are the restrictions of a modulus operator?</text:p>
      <text:p text:style-name="P1">111. Can the sizeof operator be used to tell the size of an array passed to a function?</text:p>
      <text:p text:style-name="P1">112. What is a static function?</text:p>
      <text:p text:style-name="P1">113. Can math operations be performed on a void pointer?</text:p>
      <text:p text:style-name="P1">114. What is the difference between NULL and NUL?</text:p>
      <text:p text:style-name="P1">115. What is the difference between far and near?</text:p>
      <text:p text:style-name="P1">116. What is the benefit of using an enum rather than a #define constant?</text:p>
      <text:p text:style-name="P1">117. Can static variables be declared in a header file?</text:p>
      <text:p text:style-name="P1">118. What is the benefit of using const for declaring constants?</text:p>
      <text:p text:style-name="P1">119. When should a type cast not be used?</text:p>
      <text:p text:style-name="P1">120. When should a type cast be used?</text:p>
      <text:p text:style-name="P1">121. Is it acceptable to declare/define a variable in a C header?</text:p>
      <text:p text:style-name="P1">122. How can you determine the maximum value that a numeric variable can hold?</text:p>
      <text:p text:style-name="P1">123. How reliable are floating-point comparisons?</text:p>
      <text:p text:style-name="P1">124. Can a variable be both const and volatile? </text:p>
      <text:p text:style-name="P1">125. When should the volatile modifier be used? </text:p>
      <text:p text:style-name="P1">126. When should the register modifier be used? Does it really help?</text:p>
      <text:p text:style-name="P1">127. Where typedef will be stored/ resolved</text:p>
      <text:p text:style-name="P1">128. Storage Classes Scope and where they will be stored</text:p>
      <text:p text:style-name="P1">129. Differnce between Global and staic variables</text:p>
      <text:p text:style-name="P1">130. About static and extern.</text:p>
      <text:p text:style-name="P1">131. Int a; <text:s/>printf(“%u” , &amp;a) <text:s/>if it prints 67. Is it possible ? (He wants to ask whether the address of integer can be starts with odd address ?)</text:p>
      <text:p text:style-name="P1">132. What are the basic datatypes in c?</text:p>
      <text:p text:style-name="P1">133. What are static and volatile variables, whats the difference between them? What is the use of volatile qualifier? </text:p>
      <text:p text:style-name="P1">134. Where are the locals, globals and static variables stored?</text:p>
      <text:p text:style-name="P1">135. How you declare a constant variable? </text:p>
      <text:p text:style-name="P1">136. Explain pre increment and post increment. </text:p>
      <text:p text:style-name="P1">137. Difference between preincrement and post increment in case of pointers? </text:p>
      <text:p text:style-name="P1"/>
      <text:p text:style-name="P1"><text:soft-page-break/>138. Explain Memory Layout of C Program?</text:p>
      <text:p text:style-name="P1">139. Write a program to find factorial of number. How can we handle if the result is greater than int or double or long double.</text:p>
      <text:p text:style-name="P1">140. Explanation about static variable ?</text:p>
      <text:p text:style-name="P1">141. What is static? </text:p>
      <text:p text:style-name="P1">142. What is extern? where it will store. </text:p>
      <text:p text:style-name="P1">143. Difference between the static and global variables.(about the </text:p>
      <text:p text:style-name="P1">scope) </text:p>
      <text:p text:style-name="P1">144. Write a function to calculate factorial of a given number(optimized way)</text:p>
      <text:p text:style-name="P1">145. What is volatile?is it <text:s/>disadvantage as it turns off the optimization?</text:p>
      <text:p text:style-name="P1"/>
      <text:p text:style-name="P1">146.</text:p>
      <text:p text:style-name="P1">#include <text:s text:c="6"/>&lt;stdio.h&gt;<text:tab/> </text:p>
      <text:p text:style-name="P1">int i; </text:p>
      <text:p text:style-name="P1">int main (void)<text:tab/> </text:p>
      <text:p text:style-name="P1">{ </text:p>
      <text:p text:style-name="P1"><text:tab/>int j = 10; </text:p>
      <text:p text:style-name="P1"><text:tab/>fun(i,j); </text:p>
      <text:p text:style-name="P1"><text:tab/>printf ("%d %d\n", i,j); </text:p>
      <text:p text:style-name="P1">} </text:p>
      <text:p text:style-name="P1">fun(int i, int j) </text:p>
      <text:p text:style-name="P1">{ </text:p>
      <text:p text:style-name="P1"><text:tab/>i = j; </text:p>
      <text:p text:style-name="P1">//<text:tab/>j = i; </text:p>
      <text:p text:style-name="P1"><text:tab/>printf ("%d ",j); </text:p>
      <text:p text:style-name="P1">} </text:p>
      <text:p text:style-name="P1"/>
      <text:p text:style-name="P1">147. /* Similar type */ </text:p>
      <text:p text:style-name="P1">#include<text:tab/>&lt;stdio.h&gt; </text:p>
      <text:p text:style-name="P1">#define max (a,b) a&gt;b?a:b </text:p>
      <text:p text:style-name="P1">int main() </text:p>
      <text:p text:style-name="P1">{ </text:p>
      <text:p text:style-name="P1"><text:tab/>int a = 900; </text:p>
      <text:p text:style-name="P1"><text:tab/>int b = 100; </text:p>
      <text:p text:style-name="P1"><text:tab/>int c = max(a,b) + 10; </text:p>
      <text:p text:style-name="P1"><text:tab/>printf("%d\n", c); </text:p>
      <text:p text:style-name="P1"><text:soft-page-break/>} </text:p>
      <text:p text:style-name="P1">148. Explain memory lyt? </text:p>
      <text:p text:style-name="P1">149. Explain Storage classes?</text:p>
      <text:p text:style-name="P1">150. Explain memory layout?</text:p>
      <text:p text:style-name="P1">151. Explain storage classes?</text:p>
      <text:p text:style-name="P1">152. Implement modulo operator using bitwise operators.</text:p>
      <text:p text:style-name="P1">153. Why dereferencing null pointer is segmentaion fault?</text:p>
      <text:p text:style-name="P1">154. Usage of static keyword in functions and variables.</text:p>
      <text:p text:style-name="P1">155. Difference between macros and enums interms of memory.</text:p>
      <text:p text:style-name="P1">156. Write an API for swapping every 5th element in an array with 4th element if value is lessthan 100.</text:p>
      <text:p text:style-name="P1">157. Two files 1.c and 2.c. How to access a static variable of 1.c in 2.c?</text:p>
      <text:p text:style-name="P1">158. Explain storage class? Then specifier?</text:p>
      <text:p text:style-name="P1">159. </text:p>
      <text:p text:style-name="P1">#include&lt;stdio.h&gt; </text:p>
      <text:p text:style-name="P1">static int b=100; </text:p>
      <text:p text:style-name="P1">int main() </text:p>
      <text:p text:style-name="P1">{ </text:p>
      <text:p text:style-name="P1"><text:tab/>static int b=20; </text:p>
      <text:p text:style-name="P1"><text:tab/>int i=2,j=3,k; </text:p>
      <text:p text:style-name="P1"><text:tab/> </text:p>
      <text:p text:style-name="P1"><text:tab/>k= i*b;<text:tab/><text:tab/><text:tab/><text:tab/>/* want access global static b */ </text:p>
      <text:p text:style-name="P1"><text:tab/>printf("with global b K=%d\n",k); </text:p>
      <text:p text:style-name="P1"><text:tab/>k = j*b;<text:tab/><text:tab/><text:tab/>/* want access local static b */ </text:p>
      <text:p text:style-name="P1"><text:tab/>printf("with local b K=%d\n",k); </text:p>
      <text:p text:style-name="P1"><text:tab/>return 0; </text:p>
      <text:p text:style-name="P1">} </text:p>
      <text:p text:style-name="P1"/>
      <text:p text:style-name="P1">160. I have 7 hours clock and 5 hours clock how to measure 6 hours?</text:p>
      <text:p text:style-name="P1">161. What is the output of below program.</text:p>
      <text:p text:style-name="P1"><text:tab/>int main()</text:p>
      <text:p text:style-name="P1"><text:tab/>{</text:p>
      <text:p text:style-name="P1"><text:s text:c="10"/><text:tab/>unsigned int a = 100;</text:p>
      <text:p text:style-name="P1"><text:tab/><text:tab/>while (a &gt;= 0) {</text:p>
      <text:p text:style-name="P1"><text:tab/><text:tab/><text:tab/>printf(“%d\n”, a);</text:p>
      <text:p text:style-name="P1"><text:tab/><text:tab/><text:tab/>a--;</text:p>
      <text:p text:style-name="P1"><text:tab/><text:tab/>}</text:p>
      <text:p text:style-name="P1"><text:soft-page-break/><text:tab/>}</text:p>
      <text:p text:style-name="P1">162.</text:p>
      <text:p text:style-name="P1">int main()</text:p>
      <text:p text:style-name="P1">{</text:p>
      <text:p text:style-name="P1"><text:s text:c="5"/><text:tab/>unsigned int a = 100;</text:p>
      <text:p text:style-name="P1"><text:tab/>while (a &gt; 0) {</text:p>
      <text:p text:style-name="P1"><text:tab/><text:tab/>printf(“%d\n”, a);</text:p>
      <text:p text:style-name="P1"><text:tab/><text:tab/>a--;</text:p>
      <text:p text:style-name="P1"><text:tab/>}</text:p>
      <text:p text:style-name="P1">}</text:p>
      <text:p text:style-name="P1">163. Implement sizeof operator?</text:p>
      <text:p text:style-name="P1">164. What is local and global binding.</text:p>
      <text:p text:style-name="P1">165. What is little endian and big endian? WAP to convert little endian to big endian </text:p>
      <text:p text:style-name="P1">166. Storage class questions</text:p>
      <text:p text:style-name="P1">167. Extern and static question in a program way</text:p>
      <text:p text:style-name="P1">168. Difference between Macro and const int?</text:p>
      <text:p text:style-name="P1">169. Difference between static variable and static function?</text:p>
      <text:p text:style-name="P7">170. int A[100];</text:p>
      <text:p text:style-name="P1"><text:s text:c="5"/>int B[100];</text:p>
      <text:p text:style-name="P1"><text:s text:c="5"/>Write a function to find out which all numbers are repeting?</text:p>
      <text:p text:style-name="P1">171. Explain usage of static- when used with variable and Used with function</text:p>
      <text:p text:style-name="P1">172. What is extern? </text:p>
      <text:p text:style-name="P1"><text:tab/>extern int a=10;</text:p>
      <text:p text:style-name="P1"><text:tab/> <text:s text:c="5"/>extern int a;</text:p>
      <text:p text:style-name="P7">173. Find size of int without using sizeof operator.</text:p>
      <text:p text:style-name="P8">174. Why volatile used and where?</text:p>
      <text:p text:style-name="P1"><text:span text:style-name="T10">175. About static variable and static function?</text:span></text:p>
      <text:p text:style-name="P8">176. Why volatile?</text:p>
      <text:p text:style-name="P1">177. Take an array for example a[] = {3, -2, -1, 5, -5, 2, -3, 4, 2, -2, <text:tab/>-3}</text:p>
      <text:p text:style-name="P1">While traversing the above array, we need to find the last consecutive sume. In the above example (4+2 = 6) will give the largest sum. The output should be something like – a) largest sum b) the numbers taken to compute the same and b) the respective start index and end index</text:p>
      <text:p text:style-name="P1">178. If there is consecutive stream of bits coming(0's and 1's), at any point of time, we need to determine if the number is divisible by 3. The <text:soft-page-break/>numbers of bits can be infinitely large as well.</text:p>
      <text:p text:style-name="P1">179. Write a code for endianness conversion with the wihout bitwise operators.</text:p>
      <text:p text:style-name="P1">180. Consider the following statement</text:p>
      <text:p text:style-name="P1"><text:span text:style-name="T11"><text:s text:c="5"/></text:span>num = 10.0 + 2.0 / 3.0 – 2.0 * 2.0</text:p>
      <text:p text:style-name="P1"><text:tab/>Reconstruct the statement (using parenthesis ) to get value of num as 11.0</text:p>
      <text:p text:style-name="P1"><text:span text:style-name="T11">181. </text:span>Find the output for the following,</text:p>
      <text:p text:style-name="P1">int main()</text:p>
      <text:p text:style-name="P1">{</text:p>
      <text:p text:style-name="P1"><text:tab/>char c ;</text:p>
      <text:p text:style-name="P1"><text:tab/>for(c = 120; c &lt;= 128; c++)</text:p>
      <text:p text:style-name="P1"><text:tab/>{</text:p>
      <text:p text:style-name="P1"><text:tab/><text:tab/>printf(“%d ”,c);</text:p>
      <text:p text:style-name="P1"><text:tab/>}</text:p>
      <text:p text:style-name="P1"><text:tab/>return 0;</text:p>
      <text:p text:style-name="P1">}</text:p>
      <text:p text:style-name="P1"/>
      <text:p text:style-name="P1">182. Find the output of the following,</text:p>
      <text:p text:style-name="P1">int main()</text:p>
      <text:p text:style-name="P1">{</text:p>
      <text:p text:style-name="P1"><text:tab/>int a = 2;</text:p>
      <text:p text:style-name="P1"><text:tab/>for(a = 0; a &lt;= 3; a++ )</text:p>
      <text:p text:style-name="P1"><text:tab/>{</text:p>
      <text:p text:style-name="P1"><text:tab/>static int a;</text:p>
      <text:p text:style-name="P1"><text:tab/>a = a + 8;</text:p>
      <text:p text:style-name="P1"><text:tab/>}</text:p>
      <text:p text:style-name="P1"><text:tab/>printf(“%d”,a);</text:p>
      <text:p text:style-name="P1"><text:tab/>return 0;</text:p>
      <text:p text:style-name="P1"><text:tab/>}</text:p>
      <text:p text:style-name="P1"/>
      <text:p text:style-name="P1">183.Write a function to reverse a number</text:p>
      <text:p text:style-name="P1">184. Depict the usage of static keyword</text:p>
      <text:p text:style-name="P1">185. Explain volatile type qualifier.</text:p>
      <text:p text:style-name="P1">186. What is meant by int const volatile a;</text:p>
      <text:p text:style-name="P1">187. Difference between macros and inline functions</text:p>
      <text:p text:style-name="P1">188. How to extern static variables in other files.</text:p>
      <text:p text:style-name="P1">189. Explain Static keyword?? Give a real time example of using Static?</text:p>
      <text:p text:style-name="P1"><text:soft-page-break/>190. Difference between Static array and Dynamic array?? What is their significance?</text:p>
      <text:p text:style-name="P1">191. Write a program to convert a hexavalue into decimal using bitwise?</text:p>
      <text:p text:style-name="P1">192. I have byte array, I need to set a bit at position 500 ?</text:p>
      <text:p text:style-name="P1">193. Explain about static</text:p>
      <text:p text:style-name="P1">194. Explain about volatile</text:p>
      <text:p text:style-name="P1">195. Explain about static with real time examples ?</text:p>
      <text:p text:style-name="P1">196. Explain about volatile with realtime examples ?</text:p>
      <text:p text:style-name="P1">197. Find a given number is odd or even without using conditional statements like(if,switch,loops,ternary operator).</text:p>
      <text:p text:style-name="P1">198. 1.c and 2.c having static int i = 10, while compiling whether it will give error or not?</text:p>
      <text:p text:style-name="P1">199. How will you extract a variable from one file another file?</text:p>
      <text:p text:style-name="P1">200. Can you initialize a variable in header file?</text:p>
      <text:p text:style-name="P1">201. Why we can't change char *s="hello" this value?</text:p>
      <text:p text:style-name="P1">202. Find a given number is odd or even without using conditional statements?</text:p>
      <text:p text:style-name="P1">203. I'm having array of 200 elements, the range of each value is 1 to 100, Now you should print values only once, (you should not print a value more than once)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Courier 10 Pitch" svg:font-family="'Courier 10 Pitch'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ormal_20__28_Web_29_" style:display-name="Normal (Web)" style:family="paragraph" style:parent-style-name="Standard">
      <style:paragraph-properties fo:margin-top="0.494cm" fo:margin-bottom="0.203cm" fo:orphans="2" fo:widows="2" fo:hyphenation-ladder-count="no-limit"/>
      <style:text-properties style:font-name="Times New Roman" style:letter-kerning="true" style:font-name-asian="Times New Roman" style:font-name-complex="Times New Roman" fo:hyphenate="true" fo:hyphenation-remain-char-count="2" fo:hyphenation-push-char-count="2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>
      <style:paragraph-properties fo:margin="100%" fo:margin-left="1.27cm" fo:margin-right="0cm" fo:margin-top="0cm" fo:margin-bottom="0cm" fo:line-height="100%" fo:text-indent="0cm" style:auto-text-indent="false"/>
      <style:text-properties style:font-name="Calibri" style:font-name-complex="Calibri"/>
    </style:style>
    <style:style style:name="Standard_20__28_user_29_" style:display-name="Standard (user)" style:family="paragraph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Numbering_20_Symbols" style:display-name="Numbering Symbols" style:family="text"/>
    <style:style style:name="WW8Num22z0" style:family="text">
      <style:text-properties fo:color="#000000" style:font-name="DejaVu Serif" fo:font-size="12pt" style:font-size-asian="12pt" style:font-name-complex="DejaVu Serif" style:font-size-complex="12pt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4z0" style:family="text">
      <style:text-properties fo:font-size="14pt" style:font-name-asian="Times New Roman" style:font-size-asian="14pt" style:font-name-complex="Times New Roman" style:font-size-complex="14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8Num1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5:01:16.128911913</meta:creation-date>
    <dc:date>2015-10-12T15:57:19</dc:date>
    <meta:editing-duration>PT15H30M47S</meta:editing-duration>
    <meta:editing-cycles>24</meta:editing-cycles>
    <meta:generator>LibreOffice/3.5$Linux_x86 LibreOffice_project/350m1$Build-2</meta:generator>
    <dc:creator>Monalisa </dc:creator>
    <meta:document-statistic meta:table-count="0" meta:image-count="0" meta:object-count="0" meta:page-count="24" meta:paragraph-count="789" meta:word-count="3426" meta:character-count="19584" meta:non-whitespace-character-count="15007"/>
  </office:meta>
</office:document-meta>
</file>